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417b6" officeooo:paragraph-rsid="000417b6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fo:font-weight="bold" officeooo:rsid="000417b6" officeooo:paragraph-rsid="000417b6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60pt" fo:font-weight="bold" officeooo:rsid="000613c0" officeooo:paragraph-rsid="000613c0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613c0" officeooo:paragraph-rsid="000613c0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54pt" officeooo:rsid="000417b6" officeooo:paragraph-rsid="000417b6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For Rent</text:p>
      <text:p text:style-name="P5">Chamber &amp; Hall Self Contain</text:p>
      <text:p text:style-name="P3">Call: 0548642382</text:p>
      <text:p text:style-name="P4">No Ag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4:51:38.448270112</meta:creation-date>
    <dc:date>2021-06-22T15:23:58.885885417</dc:date>
    <meta:editing-duration>PT59S</meta:editing-duration>
    <meta:editing-cycles>1</meta:editing-cycles>
    <meta:document-statistic meta:table-count="0" meta:image-count="0" meta:object-count="0" meta:page-count="1" meta:paragraph-count="4" meta:word-count="11" meta:character-count="59" meta:non-whitespace-character-count="52"/>
    <meta:generator>LibreOffice/5.3.6.1$Linux_X86_64 LibreOffice_project/30$Build-1</meta:generator>
  </office:meta>
</office:document-meta>
</file>